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officeooo:rsid="000f2e45" officeooo:paragraph-rsid="000f2e45" style:font-name-asian="Zpix" style:font-size-asian="12pt" style:font-size-complex="10pt"/>
    </style:style>
    <style:style style:name="P2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style:font-name-asian="Zpix" style:font-size-asian="12pt" style:font-size-complex="10pt"/>
    </style:style>
    <style:style style:name="P3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officeooo:paragraph-rsid="001f3631" style:font-name-asian="Zpix" style:font-size-asian="12pt" style:font-size-complex="10pt"/>
    </style:style>
    <style:style style:name="P4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officeooo:rsid="001f3631" officeooo:paragraph-rsid="001f3631" style:font-name-asian="Zpix" style:font-size-asian="12pt" style:font-size-complex="10pt"/>
    </style:style>
    <style:style style:name="P5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officeooo:rsid="00253911" officeooo:paragraph-rsid="00253911" style:font-name-asian="Zpix" style:font-size-asian="12pt" style:language-asian="ja" style:country-asian="JP" style:font-size-complex="10pt"/>
    </style:style>
    <style:style style:name="P6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officeooo:rsid="0032396d" officeooo:paragraph-rsid="0032396d" style:font-name-asian="Zpix" style:font-size-asian="12pt" style:language-asian="ja" style:country-asian="JP" style:font-size-complex="10pt"/>
    </style:style>
    <style:style style:name="P7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style:font-name="Zpix" fo:font-size="12pt" fo:font-weight="bold" officeooo:rsid="001f3631" officeooo:paragraph-rsid="001f3631" style:font-name-asian="Zpix" style:font-size-asian="12pt" style:font-weight-asian="bold" style:font-size-complex="10pt" style:font-weight-complex="bold"/>
    </style:style>
    <style:style style:name="P8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officeooo:rsid="0012f131" style:font-name-asian="Zpix" style:font-size-asian="12pt" style:language-asian="ja" style:country-asian="JP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officeooo:rsid="0012f131" officeooo:paragraph-rsid="0012f131" style:font-name-asian="Zpix" style:font-size-asian="12pt" style:language-asian="ja" style:country-asian="JP" style:font-name-complex="Liberation Mono" style:font-size-complex="10pt"/>
    </style:style>
    <style:style style:name="P10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officeooo:rsid="000f2e45" officeooo:paragraph-rsid="000f2e45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officeooo:rsid="000d30bc" officeooo:paragraph-rsid="000d30bc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officeooo:rsid="000d30bc" officeooo:paragraph-rsid="0012f131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3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officeooo:rsid="000d30bc" officeooo:paragraph-rsid="00283a2e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4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officeooo:rsid="0012f131" officeooo:paragraph-rsid="0012f131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c9211e" loext:opacity="100%" style:font-name="Zpix" fo:font-size="12pt" fo:font-weight="bold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000000" loext:opacity="100%" style:font-name="Zpix" fo:font-size="12pt" style:font-name-asian="Zpix" style:font-size-asian="12pt" style:font-size-complex="10pt"/>
    </style:style>
    <style:style style:name="P17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000000" loext:opacity="100%" style:font-name="Zpix" fo:font-size="12pt" fo:font-weight="bold" officeooo:rsid="000d30bc" officeooo:paragraph-rsid="000d30bc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000000" loext:opacity="100%" style:font-name="Zpix" fo:font-size="12pt" fo:font-weight="bold" officeooo:rsid="000d30bc" officeooo:paragraph-rsid="000f2e45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000000" loext:opacity="100%" style:font-name="Zpix" fo:font-size="12pt" fo:font-weight="bold" officeooo:rsid="000d30bc" officeooo:paragraph-rsid="0012f131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3465a4" loext:opacity="100%" style:font-name="Zpix" fo:font-size="12pt" fo:font-weight="bold" officeooo:rsid="000d30bc" officeooo:paragraph-rsid="001153d3" style:font-name-asian="Zpix" style:font-size-asian="12pt" style:font-weight-asian="bold" style:font-size-complex="10pt" style:font-weight-complex="bold"/>
    </style:style>
    <style:style style:name="P21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3465a4" loext:opacity="100%" style:font-name="Zpix" fo:font-size="12pt" fo:font-weight="bold" officeooo:rsid="001153d3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22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3465a4" loext:opacity="100%" style:font-name="Zpix" fo:font-size="12pt" fo:font-weight="bold" officeooo:rsid="001153d3" officeooo:paragraph-rsid="00124f46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23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3465a4" loext:opacity="100%" style:font-name="Zpix" fo:font-size="12pt" fo:font-weight="bold" officeooo:rsid="001153d3" officeooo:paragraph-rsid="0012f131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P24" style:family="paragraph" style:parent-style-name="Preformatted_20_Text">
      <style:paragraph-properties fo:margin-left="0cm" fo:margin-right="0cm" fo:line-height="115%" fo:orphans="2" fo:widows="2" fo:text-indent="0cm" style:auto-text-indent="false"/>
      <style:text-properties fo:color="#808080" loext:opacity="100%" style:font-name="Zpix" fo:font-size="12pt" fo:font-weight="bold" officeooo:rsid="000d30bc" officeooo:paragraph-rsid="000d30bc" style:font-name-asian="Zpix" style:font-size-asian="12pt" style:language-asian="ja" style:country-asian="JP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e78c9" style:font-weight-asian="normal" style:font-weight-complex="normal"/>
    </style:style>
    <style:style style:name="T3" style:family="text">
      <style:text-properties fo:font-weight="normal" style:language-asian="zh" style:country-asian="CN" style:font-weight-asian="normal" style:font-weight-complex="normal"/>
    </style:style>
    <style:style style:name="T4" style:family="text">
      <style:text-properties fo:font-weight="normal" officeooo:rsid="0037f203" style:language-asian="zh" style:country-asian="CN" style:font-weight-asian="normal" style:font-weight-complex="normal"/>
    </style:style>
    <style:style style:name="T5" style:family="text">
      <style:text-properties officeooo:rsid="000d30bc"/>
    </style:style>
    <style:style style:name="T6" style:family="text">
      <style:text-properties officeooo:rsid="000f2e45"/>
    </style:style>
    <style:style style:name="T7" style:family="text">
      <style:text-properties style:language-asian="ja" style:country-asian="JP"/>
    </style:style>
    <style:style style:name="T8" style:family="text">
      <style:text-properties style:language-asian="ja" style:country-asian="JP" style:font-name-complex="Liberation Mono"/>
    </style:style>
    <style:style style:name="T9" style:family="text">
      <style:text-properties officeooo:rsid="00253911" style:language-asian="ja" style:country-asian="JP" style:font-name-complex="Liberation Mono"/>
    </style:style>
    <style:style style:name="T10" style:family="text">
      <style:text-properties officeooo:rsid="00157859" style:language-asian="ja" style:country-asian="JP"/>
    </style:style>
    <style:style style:name="T11" style:family="text">
      <style:text-properties officeooo:rsid="00253911" style:language-asian="ja" style:country-asian="JP"/>
    </style:style>
    <style:style style:name="T12" style:family="text">
      <style:text-properties officeooo:rsid="002725ac" style:language-asian="ja" style:country-asian="JP"/>
    </style:style>
    <style:style style:name="T13" style:family="text">
      <style:text-properties officeooo:rsid="002947a5" style:language-asian="ja" style:country-asian="JP"/>
    </style:style>
    <style:style style:name="T14" style:family="text">
      <style:text-properties officeooo:rsid="0034d34f" style:language-asian="ja" style:country-asian="JP"/>
    </style:style>
    <style:style style:name="T15" style:family="text">
      <style:text-properties officeooo:rsid="0034f2a5" style:language-asian="ja" style:country-asian="JP"/>
    </style:style>
    <style:style style:name="T16" style:family="text">
      <style:text-properties officeooo:rsid="001153d3"/>
    </style:style>
    <style:style style:name="T17" style:family="text">
      <style:text-properties style:language-asian="zh" style:country-asian="CN"/>
    </style:style>
    <style:style style:name="T18" style:family="text">
      <style:text-properties officeooo:rsid="00185b76" style:language-asian="zh" style:country-asian="CN"/>
    </style:style>
    <style:style style:name="T19" style:family="text">
      <style:text-properties officeooo:rsid="001f3631" style:language-asian="zh" style:country-asian="CN"/>
    </style:style>
    <style:style style:name="T20" style:family="text">
      <style:text-properties officeooo:rsid="0037f203" style:language-asian="zh" style:country-asian="CN"/>
    </style:style>
    <style:style style:name="T21" style:family="text">
      <style:text-properties officeooo:rsid="0012f13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78c9" style:font-weight-asian="bold" style:font-weight-complex="bold"/>
    </style:style>
    <style:style style:name="T24" style:family="text">
      <style:text-properties fo:color="#808080" loext:opacity="100%"/>
    </style:style>
    <style:style style:name="T25" style:family="text">
      <style:text-properties fo:color="#808080" loext:opacity="100%"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2f131" style:font-style-asian="italic" style:font-style-complex="italic"/>
    </style:style>
    <style:style style:name="T28" style:family="text">
      <style:text-properties fo:font-style="italic" fo:font-weight="normal" officeooo:rsid="0012f131" style:font-style-asian="italic" style:font-weight-asian="normal" style:font-style-complex="italic" style:font-weight-complex="normal"/>
    </style:style>
    <style:style style:name="T29" style:family="text">
      <style:text-properties officeooo:rsid="002947a5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2e78c9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style:language-asian="zh" style:country-asian="CN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officeooo:rsid="002e78c9"/>
    </style:style>
    <style:style style:name="T34" style:family="text">
      <style:text-properties officeooo:rsid="00318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<text:span text:style-name="T11">e</text:span> Br<text:span text:style-name="T9">ave</text:span> <text:span text:style-name="T11">Under</text:span> Th<text:span text:style-name="T9">e</text:span> <text:span text:style-name="T7">Summ</text:span><text:span text:style-name="T11">e</text:span><text:span text:style-name="T7">r</text:span> Sky</text:p>
      <text:p text:style-name="P2">作词:酒井伸和<text:span text:style-name="T10">(n</text:span><text:span text:style-name="T12">b</text:span><text:span text:style-name="T10">kz) <text:s text:c="2"/></text:span>作曲/编曲:天門</text:p>
      <text:p text:style-name="P2">歌:原田ひとみ</text:p>
      <text:p text:style-name="P2"><text:span text:style-name="T11">half step down, no capo.</text:span><text:span text:style-name="T5"> <text:s/></text:span><text:span text:style-name="T14">(std </text:span><text:span text:style-name="T15">tuning</text:span><text:span text:style-name="T14">+capo 4 also recommended)</text:span></text:p>
      <text:p text:style-name="P6">ver 0.3</text:p>
      <text:p text:style-name="P6"/>
      <text:p text:style-name="P17">[prolo<text:span text:style-name="T29">gue</text:span>]</text:p>
      <text:p text:style-name="P24">F<text:tab/><text:tab/><text:tab/><text:tab/>|G<text:tab/><text:tab/><text:tab/>Em<text:tab/><text:tab/>|</text:p>
      <text:p text:style-name="P11"><text:span text:style-name="T24">Am </text:span><text:span text:style-name="T25">G</text:span><text:span text:style-name="T24"> <text:s/></text:span>F<text:tab/><text:tab/>|<text:span text:style-name="T6">G<text:tab/><text:tab/><text:tab/>Asus4<text:tab/>|</text:span></text:p>
      <text:p text:style-name="P10">Asus4<text:tab/>A<text:tab/><text:tab/>|A<text:span text:style-name="T34">m</text:span><text:tab/> <text:s text:c="2"/>|</text:p>
      <text:p text:style-name="P1"/>
      <text:p text:style-name="P18">[<text:span text:style-name="T29">A</text:span><text:span text:style-name="T19">1</text:span>]</text:p>
      <text:p text:style-name="P1"/>
      <text:p text:style-name="P20"><text:tab/> <text:span text:style-name="T16">F<text:tab/><text:tab/> <text:tab/>G <text:s text:c="14"/>C<text:tab/> <text:s text:c="13"/>C</text:span></text:p>
      <text:p text:style-name="P2">いつも何か探してたけれど <text:tab/> みつからないと<text:span text:style-name="T7">知</text:span>ってた</text:p>
      <text:p text:style-name="P2"/>
      <text:p text:style-name="P21">　 　<text:span text:style-name="T17">F <text:s text:c="10"/>G <text:s text:c="11"/>Am <text:s text:c="11"/>Am </text:span><text:span text:style-name="T2">G</text:span></text:p>
      <text:p text:style-name="P2">ふと<text:span text:style-name="T7">視線</text:span>留めて およぐ先には <text:s/>影ひとつ<text:span text:style-name="T7">揺</text:span>らいでた</text:p>
      <text:p text:style-name="P2"/>
      <text:p text:style-name="P21"><text:s text:c="3"/>F <text:s text:c="14"/>G <text:s text:c="10"/>C <text:s/><text:span text:style-name="T1">G/B </text:span><text:s/>Am<text:span text:style-name="T1"> Am7</text:span><text:span text:style-name="T30">/G</text:span></text:p>
      <text:p text:style-name="P2">変わらない窓辺 <text:s/>夏の予感が せつなくて</text:p>
      <text:p text:style-name="P5">`</text:p>
      <text:p text:style-name="P22"><text:s/>F<text:span text:style-name="T17"> <text:s text:c="9"/></text:span>G<text:span text:style-name="T17"> <text:s text:c="3"/></text:span><text:span text:style-name="T4">G/B</text:span><text:span text:style-name="T17"> <text:s text:c="3"/></text:span>Am<text:tab/><text:tab/>Am</text:p>
      <text:p text:style-name="P3"><text:s text:c="2"/>心のカド 欠けていた</text:p>
      <text:p text:style-name="P3"><text:s/></text:p>
      <text:p text:style-name="P7">[<text:span text:style-name="T13">A</text:span>2]</text:p>
      <text:p text:style-name="P4"/>
      <text:p text:style-name="P23">Dm <text:s/>Em <text:s text:c="3"/>F <text:s/>C <text:span text:style-name="T17"><text:s/></text:span><text:span text:style-name="T3">G</text:span><text:span text:style-name="T32">/</text:span><text:span text:style-name="T31">B</text:span><text:span text:style-name="T2"> </text:span><text:span text:style-name="T17"><text:s/></text:span>Am <text:s text:c="6"/>Em</text:p>
      <text:p text:style-name="P16"><text:span text:style-name="T8">怯える声 隠 す <text:s text:c="4"/>壊れそうな笑</text:span><text:span text:style-name="T7">顔 </text:span></text:p>
      <text:p text:style-name="P2"/>
      <text:p text:style-name="P8"><text:span text:style-name="T22"><text:s text:c="2"/>Dm7 <text:s text:c="2"/></text:span><text:s/>Em <text:s text:c="3"/><text:span text:style-name="T22"><text:s text:c="3"/>F <text:s text:c="2"/></text:span><text:s/><text:span text:style-name="T33">D7</text:span> <text:s text:c="3"/><text:span text:style-name="T22"><text:s/>Gsus4</text:span><text:span text:style-name="T23">(C?)</text:span> <text:span text:style-name="T22"><text:s/>G</text:span> <text:s/><text:span text:style-name="T22">E</text:span></text:p>
      <text:p text:style-name="P2">いつか きっと <text:s/>そうよ この<text:span text:style-name="T7">永遠 <text:s text:c="10"/></text:span>を 伝えて</text:p>
      <text:p text:style-name="P2"/>
      <text:p text:style-name="P7">[<text:span text:style-name="T13">Chord</text:span>]</text:p>
      <text:p text:style-name="P7"/>
      <text:p text:style-name="P9"><text:span text:style-name="T22">F <text:s text:c="3"/>G <text:s/></text:span><text:s text:c="4"/><text:span text:style-name="T22">Em7 Am <text:s text:c="4"/>F <text:s text:c="4"/>G <text:s text:c="2"/>Asus4 A</text:span></text:p>
      <text:p text:style-name="P2">広がる この世界で <text:s text:c="2"/>お<text:span text:style-name="T7">願</text:span>い 涙<text:span text:style-name="T7">わす</text:span>れて</text:p>
      <text:p text:style-name="P2"><text:s text:c="5"/></text:p>
      <text:p text:style-name="P15"><text:s text:c="7"/><text:span text:style-name="T21">F <text:s text:c="11"/>G <text:s text:c="11"/>Em7 <text:s text:c="6"/>Am</text:span></text:p>
      <text:p text:style-name="P2">そう 果てなく高い空から<text:span text:style-name="T7">　</text:span>降り注ぐ纯粋 感じれば</text:p>
      <text:p text:style-name="P2"/>
      <text:p text:style-name="P14">Dm<text:span text:style-name="T18">7</text:span> Em7 <text:s text:c="2"/><text:span text:style-name="T26">F <text:s text:c="2"/>G <text:s text:c="2"/></text:span><text:s text:c="3"/>Asus4 A</text:p>
      <text:p text:style-name="P2">大 <text:s/>切な<text:span text:style-name="T7">記憶</text:span>を <text:s/><text:span text:style-name="T7">綴</text:span>って</text:p>
      <text:p text:style-name="P2"/>
      <text:p text:style-name="P19">[Bri<text:span text:style-name="T29">dge</text:span> / <text:span text:style-name="T29">E</text:span>n<text:span text:style-name="T29">d</text:span>]</text:p>
      <text:p text:style-name="P19"/>
      <text:p text:style-name="P12">F<text:tab/><text:tab/><text:span text:style-name="T21">G</text:span><text:tab/><text:tab/>|<text:span text:style-name="T21">A</text:span>m<text:tab/><text:tab/><text:tab/><text:tab/>|</text:p>
      <text:p text:style-name="P13">F<text:tab/><text:tab/><text:span text:style-name="T21">G</text:span><text:tab/><text:tab/>|<text:span text:style-name="T21">C</text:span><text:tab/><text:tab/><text:tab/><text:tab/><text:tab/>|</text:p>
      <text:p text:style-name="P12">F<text:tab/><text:tab/><text:span text:style-name="T21">G</text:span><text:tab/><text:tab/>|<text:span text:style-name="T21">Em<text:tab/><text:tab/></text:span><text:span text:style-name="T27">Am<text:tab/></text:span><text:span text:style-name="T28">G</text:span><text:tab/>|</text:p>
      <text:p text:style-name="P12">F<text:tab/><text:tab/><text:span text:style-name="T21">G</text:span><text:tab/><text:tab/>|<text:span text:style-name="T21">Asus4<text:tab/>A<text:tab/></text:span><text:tab/>|</text:p>
      <text:p text:style-name="P12"><text:span text:style-name="T21">Asus4<text:tab/>A<text:tab/></text:span><text:tab/>|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新宋体1" svg:font-family="新宋体" style:font-family-generic="modern" style:font-pitch="fixed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1:00:41.725000000</meta:creation-date>
    <dc:date>2021-02-17T22:31:08.968000000</dc:date>
    <meta:editing-duration>PT5H43M16S</meta:editing-duration>
    <meta:editing-cycles>4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9" meta:word-count="284" meta:character-count="849" meta:non-whitespace-character-count="462"/>
  </office:meta>
</office:document-meta>
</file>